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Calibri2" svg:font-family="Calibri"/>
    <style:font-face style:name="FreeSans1" svg:font-family="FreeSans" style:font-family-generic="swiss"/>
    <style:font-face style:name="Calibri1" svg:font-family="Calibri" style:font-pitch="variable"/>
    <style:font-face style:name="DejaVu Sans1" svg:font-family="'DejaVu Sans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68cm" fo:margin-top="0cm" fo:margin-bottom="0cm" loext:contextual-spacing="false" fo:line-height="108%" fo:text-align="end" style:justify-single-word="false" fo:text-indent="0cm" style:auto-text-indent="false"/>
    </style:style>
    <style:style style:name="P2" style:family="paragraph" style:parent-style-name="Standard">
      <style:paragraph-properties fo:margin-left="1.249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3" style:family="paragraph" style:parent-style-name="Standard">
      <style:paragraph-properties fo:margin-top="0cm" fo:margin-bottom="0cm" loext:contextual-spacing="false" fo:line-height="108%" fo:text-align="center" style:justify-single-word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8%" fo:text-align="center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margin-top="0cm" fo:margin-bottom="0.166cm" loext:contextual-spacing="false" fo:line-height="108%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8.003cm" style:type="center"/>
          <style:tab-stop style:position="13.72cm" style:type="center"/>
        </style:tab-stops>
      </style:paragraph-properties>
    </style:style>
    <style:style style:name="P8" style:family="paragraph" style:parent-style-name="Standard">
      <style:paragraph-properties fo:margin-left="0.707cm" fo:margin-right="0cm" fo:margin-top="0cm" fo:margin-bottom="0.005cm" loext:contextual-spacing="false" fo:line-height="108%" fo:text-align="start" style:justify-single-word="false" fo:text-indent="-0.018cm" style:auto-text-indent="false"/>
      <style:text-properties officeooo:paragraph-rsid="0008b477"/>
    </style:style>
    <style:style style:name="P9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officeooo:rsid="0008b477" officeooo:paragraph-rsid="0008b477"/>
    </style:style>
    <style:style style:name="P10" style:family="paragraph" style:parent-style-name="Standard">
      <style:paragraph-properties fo:margin-left="1.249cm" fo:margin-right="0cm" fo:margin-top="0cm" fo:margin-bottom="0.85cm" loext:contextual-spacing="false" fo:line-height="108%" fo:text-align="start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P11" style:family="paragraph" style:parent-style-name="Standard" style:master-page-name="First_20_Page">
      <style:paragraph-properties fo:margin-left="0cm" fo:margin-right="0.108cm" fo:margin-top="0cm" fo:margin-bottom="0cm" loext:contextual-spacing="false" fo:line-height="108%" fo:text-indent="0cm" style:auto-text-indent="false" style:page-number="auto"/>
      <style:text-properties fo:font-size="18pt" fo:font-weight="bold" style:font-size-asian="18pt" style:font-weight-asian="bold"/>
    </style:style>
    <style:style style:name="P12" style:family="paragraph" style:parent-style-name="Standard">
      <style:paragraph-properties fo:margin-left="0.018cm" fo:margin-right="0.108cm" fo:margin-top="0cm" fo:margin-bottom="0cm" loext:contextual-spacing="false" fo:line-height="108%" fo:text-align="center" style:justify-single-word="false" fo:text-indent="-0.018cm" style:auto-text-indent="false"/>
      <style:text-properties fo:font-size="18pt" fo:font-weight="bold" style:font-size-asian="18pt" style:font-weight-asian="bold"/>
    </style:style>
    <style:style style:name="P13" style:family="paragraph" style:parent-style-name="Standard">
      <style:paragraph-properties fo:margin-top="0cm" fo:margin-bottom="0cm" loext:contextual-spacing="false" fo:line-height="108%" fo:text-align="center" style:justify-single-word="false"/>
      <style:text-properties style:text-position="sub 58%" fo:font-size="18pt" fo:font-weight="bold" style:font-size-asian="18pt" style:font-weight-asian="bold"/>
    </style:style>
    <style:style style:name="P14" style:family="paragraph" style:parent-style-name="Standard">
      <style:paragraph-properties fo:margin-top="0cm" fo:margin-bottom="0cm" loext:contextual-spacing="false" fo:line-height="108%" fo:text-align="center" style:justify-single-word="false"/>
      <style:text-properties fo:font-size="18pt" fo:font-weight="bold" style:font-size-asian="18pt" style:font-weight-asian="bold"/>
    </style:style>
    <style:style style:name="P15" style:family="paragraph" style:parent-style-name="Standard">
      <style:paragraph-properties fo:margin-left="0.707cm" fo:margin-right="0cm" fo:margin-top="0cm" fo:margin-bottom="0.005cm" loext:contextual-spacing="false" fo:line-height="108%" fo:text-align="start" style:justify-single-word="false" fo:text-indent="-0.018cm" style:auto-text-indent="false"/>
      <style:text-properties fo:font-size="18pt" fo:font-weight="bold" officeooo:rsid="0008b477" officeooo:paragraph-rsid="0008b477" style:font-size-asian="18pt" style:font-weight-asian="bold"/>
    </style:style>
    <style:style style:name="P16" style:family="paragraph" style:parent-style-name="Standard">
      <style:paragraph-properties fo:margin-left="0.053cm" fo:margin-right="0cm" fo:margin-top="0cm" fo:margin-bottom="0cm" loext:contextual-spacing="false" fo:line-height="108%" fo:text-align="center" style:justify-single-word="false" fo:text-indent="0cm" style:auto-text-indent="false"/>
      <style:text-properties fo:font-size="18pt" style:font-size-asian="18pt"/>
    </style:style>
    <style:style style:name="P17" style:family="paragraph" style:parent-style-name="Standard">
      <style:paragraph-properties fo:margin-left="0.053cm" fo:margin-right="0cm" fo:margin-top="0cm" fo:margin-bottom="0cm" loext:contextual-spacing="false" fo:line-height="108%" fo:text-align="center" style:justify-single-word="false" fo:text-indent="0cm" style:auto-text-indent="false"/>
      <style:text-properties fo:font-size="18pt" fo:font-weight="bold" style:font-size-asian="18pt" style:font-weight-asian="bold"/>
    </style:style>
    <style:style style:name="P18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style:font-size-asian="18pt" style:font-weight-asian="bold"/>
    </style:style>
    <style:style style:name="P19" style:family="paragraph" style:parent-style-name="Standard">
      <style:paragraph-properties fo:margin-left="1.96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officeooo:paragraph-rsid="0008b477" style:font-size-asian="18pt" style:font-weight-asian="bold"/>
    </style:style>
    <style:style style:name="P20" style:family="paragraph" style:parent-style-name="Standard">
      <style:paragraph-properties fo:margin-left="0cm" fo:margin-right="0.104cm" fo:margin-top="0cm" fo:margin-bottom="0cm" loext:contextual-spacing="false" fo:line-height="99%" fo:text-align="end" style:justify-single-word="false" fo:text-indent="0cm" style:auto-text-indent="false"/>
      <style:text-properties fo:font-size="18pt" fo:font-weight="bold" officeooo:rsid="0008b477" style:font-size-asian="18pt" style:font-weight-asian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8%" fo:text-align="end" style:justify-single-word="false" fo:text-indent="0cm" style:auto-text-indent="false"/>
      <style:text-properties fo:font-weight="bold" style:font-weight-asian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/>
      <style:text-properties fo:font-size="18pt" fo:font-weight="bold" style:font-size-asian="18pt" style:font-weight-asian="bold"/>
    </style:style>
    <style:style style:name="P23" style:family="paragraph" style:parent-style-name="Standard">
      <style:paragraph-properties fo:margin-left="0cm" fo:margin-right="0cm" fo:margin-top="0cm" fo:margin-bottom="0.155cm" loext:contextual-spacing="false" fo:line-height="108%" fo:text-align="end" style:justify-single-word="false" fo:text-indent="0cm" style:auto-text-indent="false"/>
      <style:text-properties fo:font-weight="bold" style:font-weight-asian="bold"/>
    </style:style>
    <style:style style:name="P24" style:family="paragraph">
      <style:paragraph-properties fo:margin-top="0cm" fo:margin-bottom="0.282cm" fo:line-height="107%" fo:text-align="start"/>
    </style:style>
    <style:style style:name="P25" style:family="paragraph">
      <loext:graphic-properties draw:fill="none"/>
      <style:paragraph-properties fo:margin-top="0cm" fo:margin-bottom="0.282cm" fo:line-height="107%" fo:text-align="start"/>
      <style:text-properties fo:font-size="12pt"/>
    </style:style>
    <style:style style:name="P26" style:family="paragraph">
      <loext:graphic-properties draw:fill="solid" draw:fill-color="#3399ff"/>
      <style:paragraph-properties fo:text-align="start"/>
      <style:text-properties fo:font-size="12pt"/>
    </style:style>
    <style:style style:name="P27" style:family="paragraph">
      <loext:graphic-properties draw:fill="none"/>
      <style:paragraph-properties fo:text-align="start"/>
      <style:text-properties fo:font-size="12pt"/>
    </style:style>
    <style:style style:name="P28" style:family="paragraph">
      <loext:graphic-properties draw:fill="solid" draw:fill-color="#00cc66"/>
      <style:paragraph-properties fo:text-align="start"/>
      <style:text-properties fo:font-size="12pt"/>
    </style:style>
    <style:style style:name="T1" style:family="text">
      <style:text-properties fo:font-size="10pt" style:font-size-asian="10pt"/>
    </style:style>
    <style:style style:name="T2" style:family="text">
      <style:text-properties style:font-name="Calibri" fo:font-size="11pt" style:font-name-asian="Calibri3" style:font-size-asian="11pt" style:font-name-complex="Calibri3"/>
    </style:style>
    <style:style style:name="T3" style:family="text">
      <style:text-properties fo:font-size="18pt" fo:font-weight="bold" style:font-size-asian="18pt" style:font-weight-asian="bold"/>
    </style:style>
    <style:style style:name="T4" style:family="text">
      <style:text-properties fo:font-size="18pt" fo:font-weight="bold" officeooo:rsid="0008b477" style:font-size-asian="18pt" style:font-weight-asian="bold"/>
    </style:style>
    <style:style style:name="T5" style:family="text">
      <style:text-properties fo:font-size="18pt" style:font-size-asian="18pt"/>
    </style:style>
    <style:style style:name="T6" style:family="text">
      <style:text-properties fo:font-size="14pt" style:font-size-asian="14pt"/>
    </style:style>
    <style:style style:name="T7" style:family="text">
      <style:text-properties fo:font-variant="normal" fo:text-transform="none" fo:color="#000000" style:font-name="Times New Roman" fo:font-size="18pt" fo:letter-spacing="normal" fo:font-style="normal" fo:font-weight="bold" style:font-name-asian="Times New Roman1" style:font-size-asian="18pt" style:font-weight-asian="bold" style:font-name-complex="Times New Roman1"/>
    </style:style>
    <style:style style:name="T8" style:family="text">
      <style:text-properties fo:font-variant="normal" fo:text-transform="none" style:text-line-through-style="none" style:text-line-through-type="none" style:text-position="0% 100%" style:font-name="Calibri2" fo:font-size="11pt" fo:letter-spacing="normal" fo:font-style="normal" style:text-underline-style="none" fo:font-weight="normal" style:font-name-asian="Calibri2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fo:margin-left="0.318cm" fo:margin-right="0.377cm" fo:margin-top="0cm" fo:margin-bottom="0.095cm" style:run-through="foreground" style:wrap="none" style:vertical-pos="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cm" draw:fill="none" draw:textarea-vertical-align="top" draw:auto-grow-height="false" draw:fit-to-size="false" style:shrink-to-fit="false" fo:min-height="0.506cm" fo:min-width="0.118cm" fo:padding-top="0cm" fo:padding-bottom="0cm" fo:padding-left="0cm" fo:padding-right="0cm" fo:wrap-option="wrap" style:run-through="foreground"/>
    </style:style>
    <style:style style:name="gr3" style:family="graphic">
      <style:graphic-properties draw:stroke="none" svg:stroke-width="0cm" draw:fill="none" draw:textarea-vertical-align="top" draw:auto-grow-height="false" draw:fit-to-size="false" style:shrink-to-fit="false" fo:min-height="0.508cm" fo:min-width="0.116cm" fo:padding-top="0cm" fo:padding-bottom="0cm" fo:padding-left="0cm" fo:padding-right="0cm" fo:wrap-option="wrap" style:run-through="foreground"/>
    </style:style>
    <style:style style:name="gr4" style:family="graphic">
      <style:graphic-properties draw:stroke="none" svg:stroke-width="0cm" draw:fill="none" draw:textarea-vertical-align="top" draw:auto-grow-height="false" draw:fit-to-size="false" style:shrink-to-fit="false" fo:min-height="0.55cm" fo:min-width="1.035cm" fo:padding-top="0cm" fo:padding-bottom="0cm" fo:padding-left="0cm" fo:padding-right="0cm" fo:wrap-option="wrap" style:run-through="foreground"/>
    </style:style>
    <style:style style:name="gr5" style:family="graphic">
      <style:graphic-properties draw:stroke="none" svg:stroke-width="0cm" draw:fill="none" draw:textarea-vertical-align="top" draw:auto-grow-height="false" draw:fit-to-size="false" style:shrink-to-fit="false" fo:min-height="0.55cm" fo:min-width="0.131cm" fo:padding-top="0cm" fo:padding-bottom="0cm" fo:padding-left="0cm" fo:padding-right="0cm" fo:wrap-option="wrap" style:run-through="foreground"/>
    </style:style>
    <style:style style:name="gr6" style:family="graphic">
      <style:graphic-properties draw:stroke="none" svg:stroke-width="0cm" draw:fill="none" draw:textarea-vertical-align="top" draw:auto-grow-height="false" draw:fit-to-size="false" style:shrink-to-fit="false" fo:min-height="0.549cm" fo:min-width="0.131cm" fo:padding-top="0cm" fo:padding-bottom="0cm" fo:padding-left="0cm" fo:padding-right="0cm" fo:wrap-option="wrap" style:run-through="foreground"/>
    </style:style>
    <style:style style:name="gr7" style:family="graphic">
      <style:graphic-properties draw:stroke="none" svg:stroke-width="0cm" draw:fill="none" draw:textarea-vertical-align="top" draw:auto-grow-height="false" draw:fit-to-size="false" style:shrink-to-fit="false" fo:min-height="0.55cm" fo:min-width="0.129cm" fo:padding-top="0cm" fo:padding-bottom="0cm" fo:padding-left="0cm" fo:padding-right="0cm" fo:wrap-option="wrap" style:run-through="foreground"/>
    </style:style>
    <style:style style:name="gr8" style:family="graphic">
      <style:graphic-properties draw:stroke="none" svg:stroke-width="0cm" draw:fill="none" draw:textarea-vertical-align="top" draw:auto-grow-height="false" draw:fit-to-size="false" style:shrink-to-fit="false" fo:min-height="0.552cm" fo:min-width="0.131cm" fo:padding-top="0cm" fo:padding-bottom="0cm" fo:padding-left="0cm" fo:padding-right="0cm" fo:wrap-option="wrap" style:run-through="foreground"/>
    </style:style>
    <style:style style:name="gr9" style:family="graphic">
      <style:graphic-properties draw:stroke="none" svg:stroke-width="0cm" draw:stroke-linejoin="miter" draw:fill="solid" draw:fill-color="#3399ff" draw:textarea-vertical-align="top" draw:auto-grow-height="false" draw:fit-to-size="false" style:shrink-to-fit="false" fo:min-height="4.053cm" fo:min-width="10.007cm" fo:padding-top="0.125cm" fo:padding-bottom="0.125cm" fo:padding-left="0.25cm" fo:padding-right="0.25cm" fo:wrap-option="wrap" style:run-through="foreground"/>
    </style:style>
    <style:style style:name="gr10" style:family="graphic">
      <style:graphic-properties draw:stroke="solid" svg:stroke-width="0.026cm" svg:stroke-color="#3399ff" draw:stroke-linejoin="round" draw:fill="none" draw:textarea-vertical-align="top" draw:auto-grow-height="false" draw:fit-to-size="false" style:shrink-to-fit="false" fo:min-height="4.053cm" fo:min-width="10.007cm" fo:padding-top="0.125cm" fo:padding-bottom="0.125cm" fo:padding-left="0.25cm" fo:padding-right="0.25cm" fo:wrap-option="wrap" style:run-through="foreground"/>
    </style:style>
    <style:style style:name="gr11" style:family="graphic">
      <style:graphic-properties draw:stroke="none" svg:stroke-width="0cm" draw:stroke-linejoin="round" draw:fill="solid" draw:fill-color="#00cc66" draw:textarea-vertical-align="top" draw:auto-grow-height="false" draw:fit-to-size="false" style:shrink-to-fit="false" fo:min-height="6.272cm" fo:min-width="9.999cm" fo:padding-top="0.125cm" fo:padding-bottom="0.125cm" fo:padding-left="0.25cm" fo:padding-right="0.25cm" fo:wrap-option="wrap" style:run-through="foreground"/>
    </style:style>
    <style:style style:name="gr12" style:family="graphic">
      <style:graphic-properties draw:stroke="solid" svg:stroke-width="0.026cm" svg:stroke-color="#00cc66" draw:stroke-linejoin="round" draw:fill="none" draw:textarea-vertical-align="top" draw:auto-grow-height="false" draw:fit-to-size="false" style:shrink-to-fit="false" fo:min-height="6.272cm" fo:min-width="9.999cm" fo:padding-top="0.125cm" fo:padding-bottom="0.125cm" fo:padding-left="0.25cm" fo:padding-right="0.25cm" fo:wrap-option="wrap" style:run-through="foreground"/>
    </style:style>
    <style:style style:name="gr13" style:family="graphic">
      <style:graphic-properties draw:stroke="none" svg:stroke-width="0cm" draw:stroke-linejoin="round" draw:fill="solid" draw:fill-color="#00cc66" draw:textarea-vertical-align="top" draw:auto-grow-height="false" draw:fit-to-size="false" style:shrink-to-fit="false" fo:min-height="6.184cm" fo:min-width="9.507cm" fo:padding-top="0.125cm" fo:padding-bottom="0.125cm" fo:padding-left="0.25cm" fo:padding-right="0.25cm" fo:wrap-option="wrap" style:run-through="foreground"/>
    </style:style>
    <style:style style:name="gr14" style:family="graphic">
      <style:graphic-properties draw:stroke="solid" svg:stroke-width="0.026cm" svg:stroke-color="#00cc66" draw:stroke-linejoin="round" draw:fill="none" draw:textarea-vertical-align="top" draw:auto-grow-height="false" draw:fit-to-size="false" style:shrink-to-fit="false" fo:min-height="6.184cm" fo:min-width="9.507cm" fo:padding-top="0.125cm" fo:padding-bottom="0.125cm" fo:padding-left="0.25cm" fo:padding-right="0.25cm" fo:wrap-option="wrap" style:run-through="foreground"/>
    </style:style>
    <style:style style:name="gr15" style:family="graphic">
      <style:graphic-properties draw:stroke="none" svg:stroke-width="0cm" draw:stroke-linejoin="round" draw:fill="solid" draw:fill-color="#3399ff" draw:textarea-vertical-align="top" draw:auto-grow-height="false" draw:fit-to-size="false" style:shrink-to-fit="false" fo:min-height="4.053cm" fo:min-width="9.511cm" fo:padding-top="0.125cm" fo:padding-bottom="0.125cm" fo:padding-left="0.25cm" fo:padding-right="0.25cm" fo:wrap-option="wrap" style:run-through="foreground"/>
    </style:style>
    <style:style style:name="gr16" style:family="graphic">
      <style:graphic-properties draw:stroke="solid" svg:stroke-width="0.026cm" svg:stroke-color="#3399ff" draw:stroke-linejoin="round" draw:fill="none" draw:textarea-vertical-align="top" draw:auto-grow-height="false" draw:fit-to-size="false" style:shrink-to-fit="false" fo:min-height="4.053cm" fo:min-width="9.511cm" fo:padding-top="0.125cm" fo:padding-bottom="0.125cm" fo:padding-left="0.25cm" fo:padding-right="0.25cm" fo:wrap-option="wrap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g text:anchor-type="paragraph" draw:z-index="0" draw:name="Group 71341" draw:style-name="gr1"><draw:custom-shape draw:name="Rectangle 6" draw:style-name="gr2" draw:text-style-name="P25" svg:width="0.117cm" svg:height="0.505cm" svg:x="19.004cm" svg:y="1.258cm"><text:p text:style-name="P24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7" draw:style-name="gr3" draw:text-style-name="P25" svg:width="0.115cm" svg:height="0.507cm" svg:x="4.241cm" svg:y="1.711cm"><text:p text:style-name="P24"><text:span text:style-name="T8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0" draw:style-name="gr4" draw:text-style-name="P25" svg:width="1.034cm" svg:height="0.549cm" svg:x="11.236cm" svg:y="2.872cm"><text:p text:style-name="P24"><text:span text:style-name="T9">b</text:span><text:span text:style-name="T9">o</text:span><text:span text:style-name="T9">o</text:span><text:span text:style-name="T9">k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1" draw:style-name="gr5" draw:text-style-name="P25" svg:width="0.13cm" svg:height="0.549cm" svg:x="12.011cm" svg:y="2.872cm"><text:p text:style-name="P24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2" draw:style-name="gr5" draw:text-style-name="P25" svg:width="0.13cm" svg:height="0.549cm" svg:x="11.623cm" svg:y="3.297cm"><text:p text:style-name="P24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3" draw:style-name="gr6" draw:text-style-name="P25" svg:width="0.13cm" svg:height="0.548cm" svg:x="11.623cm" svg:y="3.729cm"><text:p text:style-name="P24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4" draw:style-name="gr5" draw:text-style-name="P25" svg:width="0.13cm" svg:height="0.549cm" svg:x="11.623cm" svg:y="4.154cm"><text:p text:style-name="P24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5" draw:style-name="gr7" draw:text-style-name="P25" svg:width="0.128cm" svg:height="0.549cm" svg:x="4.241cm" svg:y="4.579cm"><text:p text:style-name="P24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6" draw:style-name="gr6" draw:text-style-name="P25" svg:width="0.13cm" svg:height="0.548cm" svg:x="11.623cm" svg:y="5.008cm"><text:p text:style-name="P24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7" draw:style-name="gr8" draw:text-style-name="P25" svg:width="0.13cm" svg:height="0.551cm" svg:x="11.623cm" svg:y="5.433cm"><text:p text:style-name="P24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8" draw:style-name="gr5" draw:text-style-name="P25" svg:width="0.13cm" svg:height="0.549cm" svg:x="11.623cm" svg:y="5.861cm"><text:p text:style-name="P24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19" draw:style-name="gr5" draw:text-style-name="P25" svg:width="0.13cm" svg:height="0.549cm" svg:x="11.623cm" svg:y="6.287cm"><text:p text:style-name="P24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0" draw:style-name="gr5" draw:text-style-name="P25" svg:width="0.13cm" svg:height="0.549cm" svg:x="11.623cm" svg:y="6.713cm"><text:p text:style-name="P24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Rectangle 21" draw:style-name="gr6" draw:text-style-name="P25" svg:width="0.13cm" svg:height="0.548cm" svg:x="11.623cm" svg:y="7.144cm"><text:p text:style-name="P24"><text:span text:style-name="T9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Shape 73" draw:style-name="gr9" draw:text-style-name="P26" svg:width="10.508cm" svg:height="4.305cm" svg:x="-0.003cm" svg:y="0cm"><text:p/><draw:enhanced-geometry draw:mirror-horizontal="false" draw:mirror-vertical="false" svg:viewBox="0 0 3780790 1618614" drawooo:sub-view-size="3780790 1618614" draw:text-areas="0 0 0 0" draw:type="ooxml-non-primitive" draw:enhanced-path="M 0 0 L 3780155 508 3780790 1618614 3495675 1613662 3191764 1590929 2958592 1546351 2659126 1489456 2397379 1399921 1869313 1173352 1499997 990346 1234351 846962 871499 604520 566953 416560 303238 306705 8423 243839 0 0 Z N"/></draw:custom-shape><draw:custom-shape draw:name="Shape 74" draw:style-name="gr10" draw:text-style-name="P27" svg:width="10.508cm" svg:height="4.305cm" svg:x="-0.003cm" svg:y="0cm"><text:p/><draw:enhanced-geometry draw:mirror-horizontal="false" draw:mirror-vertical="false" svg:viewBox="0 0 3780790 1618614" drawooo:sub-view-size="3780790 1618614" draw:text-areas="0 0 0 0" draw:type="ooxml-non-primitive" draw:enhanced-path="M 0 0 L 3780155 508 3780790 1618614 3495675 1613662 3191764 1590929 2958592 1546351 2659126 1489456 2397379 1399921 1869313 1173352 1499997 990346 1234351 846962 871499 604520 566953 416560 303238 306705 8423 243839 0 0 Z N"/></draw:custom-shape><draw:custom-shape draw:name="Shape 75" draw:style-name="gr11" draw:text-style-name="P28" svg:width="10.501cm" svg:height="6.524cm" svg:x="-0.012cm" svg:y="1.076cm"><text:p/><draw:enhanced-geometry draw:mirror-horizontal="false" draw:mirror-vertical="false" svg:viewBox="0 0 3778885 2453640" drawooo:sub-view-size="3778885 2453640" draw:text-areas="0 0 0 0" draw:type="ooxml-non-primitive" draw:enhanced-path="M 6544 0 L 207404 39624 463347 151384 821665 367538 1179970 596519 1596644 825500 1866138 954532 2170684 1088136 2442845 1191895 2786253 1285875 3178937 1340866 3520948 1366012 3764661 1364996 3778885 2453640 0 2453640 0 1652101 6544 0 Z N"/></draw:custom-shape><draw:custom-shape draw:name="Shape 76" draw:style-name="gr12" draw:text-style-name="P27" svg:width="10.501cm" svg:height="6.524cm" svg:x="-0.012cm" svg:y="1.076cm"><text:p/><draw:enhanced-geometry draw:mirror-horizontal="false" draw:mirror-vertical="false" svg:viewBox="0 0 3778885 2453640" drawooo:sub-view-size="3778885 2453640" draw:text-areas="0 0 0 0" draw:type="ooxml-non-primitive" draw:enhanced-path="M 0 1652101 L 6544 0 207404 39624 463347 151384 821665 367538 1179970 596519 1596644 825500 1866138 954532 2170684 1088136 2442845 1191895 2786253 1285875 3178937 1340866 3520948 1366012 3764661 1364996 3778885 2453640 0 2453640 N"/></draw:custom-shape><draw:custom-shape draw:name="Shape 77" draw:style-name="gr13" draw:text-style-name="P28" svg:width="10.009cm" svg:height="6.435cm" svg:x="10.991cm" svg:y="1.164cm"><text:p/><draw:enhanced-geometry draw:mirror-horizontal="false" draw:mirror-vertical="false" svg:viewBox="0 0 3601974 2420031" drawooo:sub-view-size="3601974 2420031" draw:text-areas="0 0 0 0" draw:type="ooxml-non-primitive" draw:enhanced-path="M 3601974 0 L 3601974 2420031 0 2420031 14224 1331387 257937 1332403 599948 1307257 992632 1252266 1336040 1158286 1608201 1054527 1912747 920923 2182241 791891 2598928 562910 2957195 333929 3315589 117775 3571494 6015 3601974 0 Z N"/></draw:custom-shape><draw:custom-shape draw:name="Shape 78" draw:style-name="gr14" draw:text-style-name="P27" svg:width="10.009cm" svg:height="6.435cm" svg:x="10.991cm" svg:y="1.164cm"><text:p/><draw:enhanced-geometry draw:mirror-horizontal="false" draw:mirror-vertical="false" svg:viewBox="0 0 3601974 2420031" drawooo:sub-view-size="3601974 2420031" draw:text-areas="0 0 0 0" draw:type="ooxml-non-primitive" draw:enhanced-path="M 3601974 2420031 L 0 2420031 14224 1331387 257937 1332403 599948 1307257 992632 1252266 1336040 1158286 1608201 1054527 1912747 920923 2182241 791891 2598928 562910 2957195 333929 3315589 117775 3571494 6015 3601974 0 N"/></draw:custom-shape><draw:custom-shape draw:name="Shape 79" draw:style-name="gr15" draw:text-style-name="P26" svg:width="10.013cm" svg:height="4.305cm" svg:x="10.988cm" svg:y="0cm"><text:p/><draw:enhanced-geometry draw:mirror-horizontal="false" draw:mirror-vertical="false" svg:viewBox="0 0 3603244 1618591" drawooo:sub-view-size="3603244 1618591" draw:text-areas="0 0 0 0" draw:type="ooxml-non-primitive" draw:enhanced-path="M 3603244 0 L 3603244 279878 3477514 306681 3213862 416536 2909316 604496 2546477 846938 2280793 990322 1911477 1173329 1383411 1399897 1121664 1489432 822198 1546328 589026 1590905 285115 1613638 0 1618591 635 484 3603244 0 Z N"/></draw:custom-shape><draw:custom-shape draw:name="Shape 80" draw:style-name="gr16" draw:text-style-name="P27" svg:width="10.013cm" svg:height="4.305cm" svg:x="10.988cm" svg:y="0cm"><text:p/><draw:enhanced-geometry draw:mirror-horizontal="false" draw:mirror-vertical="false" svg:viewBox="0 0 3603244 1618591" drawooo:sub-view-size="3603244 1618591" draw:text-areas="0 0 0 0" draw:type="ooxml-non-primitive" draw:enhanced-path="M 3603244 279878 L 3477514 306681 3213862 416536 2909316 604496 2546477 846938 2280793 990322 1911477 1173329 1383411 1399897 1121664 1489432 822198 1546328 589026 1590905 285115 1613638 0 1618591 635 484 3603244 0 N"/></draw:custom-shape></draw:g><text:bookmark text:name="_GoBack"/></text:p>
      <text:p text:style-name="P12">Universidade de Brasília - UnB </text:p>
      <text:p text:style-name="P3"><text:span text:style-name="T4">Departamento de Engenharia Eletrica</text:span><text:span text:style-name="T3"> - </text:span><text:span text:style-name="T4">ENE</text:span><text:span text:style-name="T3"> </text:span></text:p>
      <text:p text:style-name="P13"/>
      <text:p text:style-name="P4"><text:s/></text:p>
      <text:p text:style-name="P4"><text:s/></text:p>
      <text:p text:style-name="P4"><text:s/></text:p>
      <text:p text:style-name="P4"><text:s/></text:p>
      <text:p text:style-name="P15">Pré-relatório Experimento 1</text:p>
      <text:p text:style-name="P8"><text:span text:style-name="T4">Simulação de circuitos digitais</text:span><text:span text:style-name="T5"> </text:span></text:p>
      <text:p text:style-name="P16"><text:s/></text:p>
      <text:p text:style-name="P5"><text:s/></text:p>
      <text:p text:style-name="P5"><text:s text:c="2"/></text:p>
      <text:p text:style-name="P6"><text:s/></text:p>
      <text:p text:style-name="P18"/>
      <text:p text:style-name="P20">Carlos Eduardo Taborda Lottermann</text:p>
      <text:p text:style-name="P19">180041509</text:p>
      <text:p text:style-name="P19"/>
      <text:p text:style-name="P9"><text:span text:style-name="Strong_20_Emphasis"><text:span text:style-name="T7">Prof. Luís Fernando Ramos Molinaro</text:span></text:span></text:p>
      <text:p text:style-name="P21"><text:s/></text:p>
      <text:p text:style-name="P23"><text:s/></text:p>
      <text:p text:style-name="P17"><text:s/></text:p>
      <text:p text:style-name="P17"><text:s/></text:p>
      <text:p text:style-name="P4"/>
      <text:p text:style-name="P4"/>
      <text:p text:style-name="P4"/>
      <text:p text:style-name="P22"><text:s/></text:p>
      <text:p text:style-name="P14">Brasília, DF </text:p>
      <text:p text:style-name="P7"><text:span text:style-name="T2"><text:tab/></text:span><text:span text:style-name="T3">2019</text:span><text:span text:style-name="T6"> <text:tab/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, Helvetica, sans-serif"/>
    <style:font-face style:name="Calibri2" svg:font-family="Calibri"/>
    <style:font-face style:name="FreeSans1" svg:font-family="FreeSans" style:font-family-generic="swiss"/>
    <style:font-face style:name="Calibri1" svg:font-family="Calibri" style:font-pitch="variable"/>
    <style:font-face style:name="DejaVu Sans1" svg:font-family="'DejaVu Sans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pt" fo:country="BR" style:letter-kerning="fals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18cm" fo:margin-right="0.109cm" fo:margin-top="0cm" fo:margin-bottom="0.009cm" loext:contextual-spacing="false" fo:line-height="148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018cm" fo:margin-right="0.109cm" fo:margin-top="0cm" fo:margin-bottom="0.004cm" loext:contextual-spacing="false" fo:line-height="110%" fo:text-align="center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0.018cm" fo:margin-right="0.109cm" fo:margin-top="0cm" fo:margin-bottom="0.009cm" loext:contextual-spacing="false" fo:line-height="148%" fo:text-align="justify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next-style-name="Standard" style:default-outline-level="3" style:list-style-name="" style:class="text">
      <style:paragraph-properties fo:margin-left="0.018cm" fo:margin-right="0.109cm" fo:margin-top="0cm" fo:margin-bottom="0.198cm" loext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Heading_20_4" style:display-name="Heading 4" style:family="paragraph" style:next-style-name="Standard" style:default-outline-level="4" style:list-style-name="" style:class="text">
      <style:paragraph-properties fo:margin-left="0.018cm" fo:margin-right="0.109cm" fo:margin-top="0cm" fo:margin-bottom="0.009cm" loext:contextual-spacing="false" fo:line-height="148%" fo:text-align="justify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default-outline-level="" style:class="index">
      <style:paragraph-properties fo:margin-left="0.044cm" fo:margin-right="0.127cm" fo:margin-top="0cm" fo:margin-bottom="0.185cm" loext:contextual-spacing="false" fo:line-height="108%" fo:text-align="start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default-outline-level="" style:class="index">
      <style:paragraph-properties fo:margin-left="1.016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default-outline-level="" style:class="index">
      <style:paragraph-properties fo:margin-left="1.344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4" style:display-name="Contents 4" style:family="paragraph" style:default-outline-level="" style:class="index">
      <style:paragraph-properties fo:margin-left="2.457cm" fo:margin-right="0.127cm" fo:margin-top="0cm" fo:margin-bottom="0.377cm" loext:contextual-spacing="false" fo:line-height="103%" fo:text-align="justify" style:justify-single-word="false" fo:orphans="2" fo:widows="2" fo:text-indent="-0.018cm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Título_20_3_20_Char" style:display-name="Título 3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1_20_Char" style:display-name="Título 1 Char" style:family="text">
      <style:text-properties fo:color="#000000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Título_20_2_20_Char" style:display-name="Título 2 Char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ítulo_20_4_20_Char" style:display-name="Título 4 Char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0" style:display-name="ListLabel 4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/>
    </style:style>
    <style:style style:name="ListLabel_20_41" style:display-name="ListLabel 4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2" style:display-name="ListLabel 4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3" style:display-name="ListLabel 4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2" style:font-family-asian="Arial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loext:padding="0cm" loext:border="none"/>
    </style:style>
    <style:style style:name="ListLabel_20_44" style:display-name="ListLabel 4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ListLabel_20_45" style:display-name="ListLabel 4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Segoe UI Symbol" style:font-family-asian="'Segoe UI Symbol'" style:font-family-generic-asian="system" style:font-pitch-asian="variable" style:font-size-asian="12pt" style:font-style-asian="normal" style:font-weight-asian="normal" style:font-name-complex="Segoe UI Symbol" style:font-family-complex="'Segoe UI Symbol'" style:font-family-generic-complex="system" style:font-pitch-complex="variable" style:font-size-complex="12pt" loext:padding="0cm" loext:border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'Segoe UI Symbol'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'Segoe UI Symbol'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margin-left="12.7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•" text:bullet-char="•">
        <style:list-level-properties text:list-level-position-and-space-mode="label-alignment">
          <style:list-level-label-alignment text:label-followed-by="listtab" fo:margin-left="2.63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margin-left="3.903cm"/>
        </style:list-level-properties>
        <style:text-properties fo:font-family="'Segoe UI Symbol'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margin-left="5.173cm"/>
        </style:list-level-properties>
        <style:text-properties fo:font-family="'Segoe UI Symbol'"/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margin-left="6.44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margin-left="7.713cm"/>
        </style:list-level-properties>
        <style:text-properties fo:font-family="'Segoe UI Symbol'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margin-left="8.983cm"/>
        </style:list-level-properties>
        <style:text-properties fo:font-family="'Segoe UI Symbol'"/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margin-left="10.253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margin-left="11.523cm"/>
        </style:list-level-properties>
        <style:text-properties fo:font-family="'Segoe UI Symbol'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margin-left="12.79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fo:font-family="'Segoe UI Symbol'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fo:font-family="'Segoe UI Symbol'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fo:font-family="'Segoe UI Symbol'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fo:font-family="'Segoe UI Symbol'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fo:font-family="'Segoe UI Symbol'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fo:font-family="'Segoe UI Symbol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-0.168cm" fo:margin-top="0cm" fo:margin-bottom="0cm" loext:contextual-spacing="false" fo:line-height="108%" fo:text-align="end" style:justify-single-word="false" fo:text-indent="0cm" style:auto-text-indent="false"/>
    </style:style>
    <style:style style:name="MP2" style:family="paragraph" style:parent-style-name="Standard">
      <style:paragraph-properties fo:margin-left="1.249cm" fo:margin-right="0cm" fo:margin-top="0cm" fo:margin-bottom="0.85cm" loext:contextual-spacing="false" fo:line-height="108%" fo:text-align="start" style:justify-single-word="false" fo:text-indent="0cm" style:auto-text-indent="false"/>
      <style:text-properties style:font-name="Calibri" fo:font-size="11pt" style:font-name-asian="Calibri3" style:font-size-asian="11pt" style:font-name-complex="Calibri3"/>
    </style:style>
    <style:style style:name="MP3" style:family="paragraph" style:parent-style-name="Standard">
      <style:paragraph-properties fo:margin-left="1.249cm" fo:margin-right="0cm" fo:margin-top="0cm" fo:margin-bottom="0cm" loext:contextual-spacing="false" fo:line-height="108%" fo:text-align="start" style:justify-single-word="false" fo:text-indent="0cm" style:auto-text-indent="false"/>
    </style:style>
    <style:style style:name="MT1" style:family="text">
      <style:text-properties fo:font-size="10pt" style:font-size-asian="10pt"/>
    </style:style>
    <style:style style:name="MT2" style:family="text">
      <style:text-properties style:font-name="Calibri" fo:font-size="11pt" style:font-name-asian="Calibri3" style:font-size-asian="11pt" style:font-name-complex="Calibri3"/>
    </style:style>
    <style:page-layout style:name="Mpm1">
      <style:page-layout-properties fo:page-width="21.001cm" fo:page-height="29.7cm" style:num-format="1" style:print-orientation="portrait" fo:margin-top="1.27cm" fo:margin-bottom="2.016cm" fo:margin-left="3.002cm" fo:margin-right="1.889cm" style:writing-mode="lr-tb" style:layout-grid-color="#c0c0c0" style:layout-grid-lines="2636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age-number text:select-page="current">0</text:page-number></text:span><text:span text:style-name="MT2"><text:s/></text:span></text:p>
        <text:p text:style-name="MP2"><text:s/></text:p>
        <text:p text:style-name="MP3">ANEXO </text:p>
      </style:header>
      <style:header-left>
        <text:p text:style-name="MP1"><text:span text:style-name="MT1"><text:page-number text:select-page="current">2</text:page-number></text:span><text:span text:style-name="MT2"><text:s/></text:span></text:p>
        <text:p text:style-name="MP2"><text:s/></text:p>
        <text:p text:style-name="MP3">ANEXO </text:p>
      </style:header-left>
    </style:master-page>
    <style:master-page style:name="First_20_Page" style:display-name="First Page" style:page-layout-name="Mpm1" style:next-style-name="Standard">
      <style:header>
        <text:p text:style-name="MP1"><text:span text:style-name="MT2"><text:s/></text:span></text:p>
        <text:p text:style-name="MP2"><text:s/></text:p>
        <text:p text:style-name="MP3">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o do Nascimento Ribeiro</meta:initial-creator>
    <meta:editing-cycles>6</meta:editing-cycles>
    <meta:creation-date>2019-06-20T23:38:00</meta:creation-date>
    <dc:date>2019-08-21T14:04:05.818093396</dc:date>
    <meta:editing-duration>PT40M11S</meta:editing-duration>
    <meta:generator>LibreOffice/6.2.6.2$Linux_X86_64 LibreOffice_project/20$Build-2</meta:generator>
    <meta:document-statistic meta:table-count="0" meta:image-count="0" meta:object-count="0" meta:page-count="1" meta:paragraph-count="31" meta:word-count="35" meta:character-count="264" meta:non-whitespace-character-count="2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